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0CB0B8524FC.png"/>
  <manifest:file-entry manifest:media-type="" manifest:full-path="Pictures/20000007000003BA000003BAA8C6881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3" text:anchor-type="paragraph" svg:x="0in" svg:y="0.002in" svg:width="4.5in" svg:height="1.5193in" draw:z-index="0"><draw:image xlink:href="Pictures/1000000000000259000000CB0B8524FC.png" xlink:type="simple" xlink:show="embed" xlink:actuate="onLoad"/></draw:frame>Python Programming</text:p>
      <text:p text:style-name="P1">Part 1</text:p>
      <text:p text:style-name="P2">v0.2 (2007)</text:p>
      <text:p text:style-name="P2"><draw:frame draw:style-name="fr1" draw:name="graphics2" text:anchor-type="paragraph" svg:x="1.8839in" svg:y="0.1165in" svg:width="0.7327in" svg:height="0.7327in" draw:z-index="1"><draw:image xlink:href="Pictures/20000007000003BA000003BAA8C6881B.svm" xlink:type="simple" xlink:show="embed" xlink:actuate="onLoad"/></draw:frame>Yihsiang Li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Python Programming Part 1 v0.2 <text:s text:c="17"/><text:tab/>Frontpage</text:p>
      </style:header>
      <style:footer>
        <text:p text:style-name="P2">©Yihsiang Liow 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Yihsiang Liow</meta:initial-creator>
    <meta:creation-date>2005-12-14T10:14:39</meta:creation-date>
    <dc:creator>Yihsiang Liow</dc:creator>
    <dc:date>2007-02-06T11:01:43</dc:date>
    <dc:language>en-US</dc:language>
    <meta:editing-cycles>101</meta:editing-cycles>
    <meta:editing-duration>P2DT23H57M5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6" meta:word-count="17" meta:character-count="128"/>
  </office:meta>
</office:document-meta>
</file>